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 style:family="paragraph" style:parent-style-name="Heading_20_1">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fo:font-variant="normal" fo:text-transform="none" fo:color="#242729" style:font-name="Arial" fo:font-size="15.75pt" fo:letter-spacing="normal" fo:font-style="normal" fo:font-weight="bold"/>
    </style:style>
    <style:style style:name="T1" style:family="text">
      <style:text-properties fo:font-variant="normal" fo:text-transform="none" fo:color="#242729" style:text-line-through-style="none" style:text-line-through-type="none" style:font-name="Arial" fo:letter-spacing="normal" fo:font-style="normal" style:text-underline-style="none" fo:font-weight="normal" style:text-blinking="false" loext:padding="0cm" loext:border="none"/>
    </style:style>
    <style:style style:name="T2" style:family="text">
      <style:text-properties fo:font-variant="normal" fo:text-transform="none" fo:color="#242729" style:font-name="inherit" fo:font-size="11.25pt" fo:letter-spacing="normal" fo:font-style="normal" fo:font-weight="normal"/>
    </style:style>
    <style:style style:name="T3"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4" style:family="text">
      <style:text-properties fo:font-variant="normal" fo:text-transform="none" fo:color="#242729" style:font-name="Consolas" fo:font-size="9.75pt" fo:letter-spacing="normal" fo:font-style="normal" fo:font-weight="bold" fo:background-color="#eff0f1" loext:char-shading-value="0" loext:padding="0cm" loext:border="none"/>
    </style:style>
    <style:style style:name="T5" style:family="text">
      <style:text-properties fo:font-variant="normal" fo:text-transform="none" fo:color="#242729" style:font-name="Arial" fo:font-size="11.25pt" fo:letter-spacing="normal" fo:font-style="normal" fo:font-weight="normal"/>
    </style:style>
    <style:style style:name="T6" style:family="text">
      <style:text-properties fo:font-variant="normal" fo:text-transform="none" fo:color="#005999" style:font-name="Consolas" fo:font-size="9.75pt" fo:letter-spacing="normal" fo:font-style="normal" style:text-underline-style="solid" style:text-underline-width="auto" style:text-underline-color="font-color" fo:font-weight="bold" fo:background-color="#eff0f1" loext:char-shading-value="0" loext:padding="0cm" loext:border="none"/>
    </style:style>
    <style:style style:name="T7" style:family="text">
      <style:text-properties fo:font-variant="normal" fo:text-transform="none" fo:color="#005999" style:font-name="Consolas" fo:font-size="9.75pt" fo:letter-spacing="normal" fo:font-style="normal" style:text-underline-style="solid" style:text-underline-width="auto" style:text-underline-color="font-color" fo:font-weight="normal" fo:background-color="#eff0f1" loext:char-shading-value="0" loext:padding="0cm" loext:border="none"/>
    </style:style>
    <style:style style:name="T8"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a xlink:type="simple" xlink:href="https://stackoverflow.com/questions/41573587/what-is-the-difference-between-venv-pyvenv-pyenv-virtualenv-virtualenvwrappe" text:style-name="Internet_20_link" text:visited-style-name="Visited_20_Internet_20_Link">https://stackoverflow.com/questions/41573587/what-is-the-difference-between-venv-pyvenv-pyenv-virtualenv-virtualenvwrappe</text:a></text:p>
      <text:p text:style-name="Standard"/>
      <text:h text:style-name="Heading_20_1" text:outline-level="1"><text:a xlink:type="simple" xlink:href="https://stackoverflow.com/questions/41573587/what-is-the-difference-between-venv-pyvenv-pyenv-virtualenv-virtualenvwrappe" text:style-name="Internet_20_link" text:visited-style-name="Visited_20_Internet_20_Link"><text:span text:style-name="T1">What is the difference between venv, pyvenv, pyenv, virtualenv, virtualenvwrapper, pipenv, etc?</text:span></text:a></text:h>
      <text:p text:style-name="Standard"/>
      <text:p text:style-name="Standard"/>
      <text:list xml:id="list2921496774" text:style-name="L1">
        <text:list-item>
          <text:p text:style-name="P2"><text:a xlink:type="simple" xlink:href="https://pypi.python.org/pypi/virtualenv" text:style-name="Internet_20_link" text:visited-style-name="Visited_20_Internet_20_Link"><text:span text:style-name="Strong_20_Emphasis"><text:span text:style-name="Source_20_Text"><text:span text:style-name="T6">virtualenv</text:span></text:span></text:span></text:a><text:span text:style-name="T2"> is a very popular tool that creates isolated Python environments for Python libraries. If you're not familiar with this tool, I highly recommend learning it, as it is a very useful tool, and I'll be making comparisons to it for the rest of this answer.</text:span></text:p>
          <text:p text:style-name="P2"><text:span text:style-name="T2">It works by installing a bunch of files in a directory (eg: </text:span><text:span text:style-name="Source_20_Text"><text:span text:style-name="T3">env/</text:span></text:span><text:span text:style-name="T2">), and then modifying the </text:span><text:span text:style-name="Source_20_Text"><text:span text:style-name="T3">PATH</text:span></text:span><text:span text:style-name="T2">environment variable to prefix it with a custom </text:span><text:span text:style-name="Source_20_Text"><text:span text:style-name="T3">bin</text:span></text:span><text:span text:style-name="T2"> directory (eg: </text:span><text:span text:style-name="Source_20_Text"><text:span text:style-name="T3">env/bin/</text:span></text:span><text:span text:style-name="T2">). An exact copy of the </text:span><text:span text:style-name="Source_20_Text"><text:span text:style-name="T3">python</text:span></text:span><text:span text:style-name="T2"> or </text:span><text:span text:style-name="Source_20_Text"><text:span text:style-name="T3">python3</text:span></text:span><text:span text:style-name="T2"> binary is placed in this directory, but Python is programmed to look for libraries relative to its path first, in the environment directory. It's not part of Python's standard library, but is officially blessed by the PyPA (Python Packaging Authority). Once activated, you can install packages in the virtual environment using </text:span><text:span text:style-name="Source_20_Text"><text:span text:style-name="T3">pip</text:span></text:span><text:span text:style-name="T2">.</text:span></text:p>
        </text:list-item>
        <text:list-item>
          <text:p text:style-name="P2"><text:a xlink:type="simple" xlink:href="https://github.com/yyuu/pyenv" text:style-name="Internet_20_link" text:visited-style-name="Visited_20_Internet_20_Link"><text:span text:style-name="Strong_20_Emphasis"><text:span text:style-name="Source_20_Text"><text:span text:style-name="T6">pyenv</text:span></text:span></text:span></text:a><text:span text:style-name="T2"> is used to isolate Python versions. For example, you may want to test your code against Python 2.6, 2.7, 3.3, 3.4 and 3.5, so you'll need a way to switch between them. Once activated, it prefixes the </text:span><text:span text:style-name="Source_20_Text"><text:span text:style-name="T3">PATH</text:span></text:span><text:span text:style-name="T2"> environment variable with </text:span><text:span text:style-name="Source_20_Text"><text:span text:style-name="T3">~/.pyenv/shims</text:span></text:span><text:span text:style-name="T2">, where there are special files matching the Python commands (</text:span><text:span text:style-name="Source_20_Text"><text:span text:style-name="T3">python</text:span></text:span><text:span text:style-name="T2">, </text:span><text:span text:style-name="Source_20_Text"><text:span text:style-name="T3">pip</text:span></text:span><text:span text:style-name="T2">). These are not copies of the Python-shipped commands; they are special scripts that decide on the fly which version of Python to run based on the </text:span><text:span text:style-name="Source_20_Text"><text:span text:style-name="T3">PYENV_VERSION</text:span></text:span><text:span text:style-name="T2"> environment variable, or the </text:span><text:span text:style-name="Source_20_Text"><text:span text:style-name="T3">.python-version</text:span></text:span><text:span text:style-name="T2"> file, or the </text:span><text:span text:style-name="Source_20_Text"><text:span text:style-name="T3">~/.pyenv/version</text:span></text:span><text:span text:style-name="T2"> file. </text:span><text:span text:style-name="Source_20_Text"><text:span text:style-name="T3">pyenv</text:span></text:span><text:span text:style-name="T2"> also makes the process of downloading and installing multiple Python versions easier, using the command </text:span><text:span text:style-name="Source_20_Text"><text:span text:style-name="T3">pyenv install</text:span></text:span><text:span text:style-name="T2">.</text:span></text:p>
        </text:list-item>
        <text:list-item>
          <text:p text:style-name="P2"><text:a xlink:type="simple" xlink:href="https://github.com/yyuu/pyenv-virtualenv" text:style-name="Internet_20_link" text:visited-style-name="Visited_20_Internet_20_Link"><text:span text:style-name="Strong_20_Emphasis"><text:span text:style-name="Source_20_Text"><text:span text:style-name="T6">pyenv-virtualenv</text:span></text:span></text:span></text:a><text:span text:style-name="T2"> is a plugin for </text:span><text:span text:style-name="Source_20_Text"><text:span text:style-name="T3">pyenv</text:span></text:span><text:span text:style-name="T2"> by the same author as </text:span><text:span text:style-name="Source_20_Text"><text:span text:style-name="T3">pyenv</text:span></text:span><text:span text:style-name="T2">, to allow you to use </text:span><text:span text:style-name="Source_20_Text"><text:span text:style-name="T3">pyenv</text:span></text:span><text:span text:style-name="T2"> and </text:span><text:span text:style-name="Source_20_Text"><text:span text:style-name="T3">virtualenv</text:span></text:span><text:span text:style-name="T2"> at the same time conveniently. However, if you're using Python 3.3 or later, </text:span><text:span text:style-name="Source_20_Text"><text:span text:style-name="T3">pyenv-virtualenv</text:span></text:span><text:span text:style-name="T2"> will try to run </text:span><text:span text:style-name="Source_20_Text"><text:span text:style-name="T3">python -m venv</text:span></text:span><text:span text:style-name="T2"> if it is available, instead of </text:span><text:span text:style-name="Source_20_Text"><text:span text:style-name="T3">virtualenv</text:span></text:span><text:span text:style-name="T2">. You can use </text:span><text:span text:style-name="Source_20_Text"><text:span text:style-name="T3">virtualenv</text:span></text:span><text:span text:style-name="T2"> and </text:span><text:span text:style-name="Source_20_Text"><text:span text:style-name="T3">pyenv</text:span></text:span><text:span text:style-name="T2"> together without </text:span><text:span text:style-name="Source_20_Text"><text:span text:style-name="T3">pyenv-virtualenv</text:span></text:span><text:span text:style-name="T2">, if you don't want the convenience features.</text:span></text:p>
        </text:list-item>
        <text:list-item>
          <text:p text:style-name="P2"><text:a xlink:type="simple" xlink:href="https://pypi.python.org/pypi/virtualenvwrapper" text:style-name="Internet_20_link" text:visited-style-name="Visited_20_Internet_20_Link"><text:span text:style-name="Strong_20_Emphasis"><text:span text:style-name="Source_20_Text"><text:span text:style-name="T6">virtualenvwrapper</text:span></text:span></text:span></text:a><text:span text:style-name="T2"> is a set of extensions to </text:span><text:span text:style-name="Source_20_Text"><text:span text:style-name="T3">virtualenv</text:span></text:span><text:span text:style-name="T2"> (see </text:span><text:a xlink:type="simple" xlink:href="http://virtualenvwrapper.readthedocs.io/en/latest/" text:style-name="Internet_20_link" text:visited-style-name="Visited_20_Internet_20_Link"><text:span text:style-name="T8">docs</text:span></text:a><text:span text:style-name="T2">). It gives you commands like </text:span><text:span text:style-name="Source_20_Text"><text:span text:style-name="T3">mkvirtualenv</text:span></text:span><text:span text:style-name="T2">, </text:span><text:span text:style-name="Source_20_Text"><text:span text:style-name="T3">lssitepackages</text:span></text:span><text:span text:style-name="T2">, and especially </text:span><text:span text:style-name="Source_20_Text"><text:span text:style-name="T3">workon</text:span></text:span><text:span text:style-name="T2"> for switching between different </text:span><text:span text:style-name="Source_20_Text"><text:span text:style-name="T3">virtualenv</text:span></text:span><text:span text:style-name="T2"> directories. This tool is especially useful if you want multiple </text:span><text:span text:style-name="Source_20_Text"><text:span text:style-name="T3">virtualenv</text:span></text:span><text:span text:style-name="T2">directories.</text:span></text:p>
        </text:list-item>
        <text:list-item>
          <text:p text:style-name="P2"><text:a xlink:type="simple" xlink:href="https://github.com/yyuu/pyenv-virtualenvwrapper" text:style-name="Internet_20_link" text:visited-style-name="Visited_20_Internet_20_Link"><text:span text:style-name="Strong_20_Emphasis"><text:span text:style-name="Source_20_Text"><text:span text:style-name="T6">pyenv-virtualenvwrapper</text:span></text:span></text:span></text:a><text:span text:style-name="T2"> is a plugin for </text:span><text:span text:style-name="Source_20_Text"><text:span text:style-name="T3">pyenv</text:span></text:span><text:span text:style-name="T2"> by the same author as </text:span><text:span text:style-name="Source_20_Text"><text:span text:style-name="T3">pyenv</text:span></text:span><text:span text:style-name="T2">, to conveniently integrate </text:span><text:span text:style-name="Source_20_Text"><text:span text:style-name="T3">virtualenvwrapper</text:span></text:span><text:span text:style-name="T2"> into </text:span><text:span text:style-name="Source_20_Text"><text:span text:style-name="T3">pyenv</text:span></text:span><text:span text:style-name="T2">.</text:span></text:p>
        </text:list-item>
        <text:list-item>
          <text:p text:style-name="P2"><text:a xlink:type="simple" xlink:href="https://pypi.python.org/pypi/pipenv" text:style-name="Internet_20_link" text:visited-style-name="Visited_20_Internet_20_Link"><text:span text:style-name="Strong_20_Emphasis"><text:span text:style-name="Source_20_Text"><text:span text:style-name="T6">pipenv</text:span></text:span></text:span></text:a><text:span text:style-name="T2">, by Kenneth Reitz (the author of </text:span><text:span text:style-name="Source_20_Text"><text:span text:style-name="T3">requests</text:span></text:span><text:span text:style-name="T2">), is the newest project in this list. It aims to combine </text:span><text:span text:style-name="Source_20_Text"><text:span text:style-name="T3">Pipfile</text:span></text:span><text:span text:style-name="T2">, </text:span><text:span text:style-name="Source_20_Text"><text:span text:style-name="T3">pip</text:span></text:span><text:span text:style-name="T2"> and </text:span><text:span text:style-name="Source_20_Text"><text:span text:style-name="T3">virtualenv</text:span></text:span><text:span text:style-name="T2"> into one command on the command-line. The </text:span><text:span text:style-name="Source_20_Text"><text:span text:style-name="T3">virtualenv</text:span></text:span><text:span text:style-name="T2"> directory typically gets placed in </text:span><text:span text:style-name="Source_20_Text"><text:span text:style-name="T3">~/.local/share/virtualenvs/XXX</text:span></text:span><text:span text:style-name="T2">, with </text:span><text:span text:style-name="Source_20_Text"><text:span text:style-name="T3">XXX</text:span></text:span><text:span text:style-name="T2">being a hash of the path of the project directory. This is different from </text:span><text:span text:style-name="Source_20_Text"><text:span text:style-name="T3">virtualenv</text:span></text:span><text:span text:style-name="T2">, where the directory is typically in the current working directory.</text:span></text:p>
          <text:p text:style-name="P2"><text:span text:style-name="T2">The Python Packaging Guide </text:span><text:a xlink:type="simple" xlink:href="https://packaging.python.org/guides/tool-recommendations/#application-dependency-management" text:style-name="Internet_20_link" text:visited-style-name="Visited_20_Internet_20_Link"><text:span text:style-name="T8">recommends </text:span></text:a><text:a xlink:type="simple" xlink:href="https://packaging.python.org/guides/tool-recommendations/#application-dependency-management" text:style-name="Internet_20_link" text:visited-style-name="Visited_20_Internet_20_Link"><text:span text:style-name="Source_20_Text"><text:span text:style-name="T7">pipenv</text:span></text:span></text:a><text:span text:style-name="T2"> when developing Python applications (as opposed to libraries). There does not seem to be any plans to support </text:span><text:span text:style-name="Source_20_Text"><text:span text:style-name="T3">venv</text:span></text:span><text:span text:style-name="T2"> instead of </text:span><text:span text:style-name="Source_20_Text"><text:span text:style-name="T3">virtualenv</text:span></text:span><text:span text:style-name="T2"> (</text:span><text:a xlink:type="simple" xlink:href="https://github.com/pypa/pipenv/issues/15" text:style-name="Internet_20_link" text:visited-style-name="Visited_20_Internet_20_Link"><text:span text:style-name="T8">#15</text:span></text:a><text:span text:style-name="T2">). Confusingly, its command-line option </text:span><text:span text:style-name="Source_20_Text"><text:span text:style-name="T3">--venv</text:span></text:span><text:span text:style-name="T2"> refers to the </text:span><text:span text:style-name="Source_20_Text"><text:span text:style-name="T3">virtualenv</text:span></text:span><text:span text:style-name="T2">directory, not </text:span><text:span text:style-name="Source_20_Text"><text:span text:style-name="T3">venv</text:span></text:span><text:span text:style-name="T2">, and similarly, the environment variable </text:span><text:span text:style-name="Source_20_Text"><text:span text:style-name="T3">PIPENV_VENV_IN_PROJECT</text:span></text:span><text:span text:style-name="T2"> affects the location of the </text:span><text:span text:style-name="Source_20_Text"><text:span text:style-name="T3">virtualenv</text:span></text:span><text:span text:style-name="T2"> directory, not </text:span><text:span text:style-name="Source_20_Text"><text:span text:style-name="T3">venv</text:span></text:span><text:span text:style-name="T2"> directory (</text:span><text:a xlink:type="simple" xlink:href="https://github.com/pypa/pipenv/issues/1919" text:style-name="Internet_20_link" text:visited-style-name="Visited_20_Internet_20_Link"><text:span text:style-name="T8">#1919</text:span></text:a><text:span text:style-name="T2">).</text:span></text:p>
        </text:list-item>
      </text:list>
      <text:h text:style-name="P4" text:outline-level="1">Standard library:</text:h>
      <text:list xml:id="list695794706" text:style-name="L2">
        <text:list-item>
          <text:p text:style-name="P3"><text:span text:style-name="Strong_20_Emphasis"><text:span text:style-name="Source_20_Text"><text:span text:style-name="T4">pyvenv</text:span></text:span></text:span><text:span text:style-name="T2"> is a script shipped with Python 3 but </text:span><text:a xlink:type="simple" xlink:href="https://docs.python.org/dev/whatsnew/3.6.html#id8" text:style-name="Internet_20_link" text:visited-style-name="Visited_20_Internet_20_Link"><text:span text:style-name="T8">deprecated in Python 3.6</text:span></text:a><text:span text:style-name="T2"> as it had problems (not to mention the confusing name). In Python 3.6+, the exact equivalent is </text:span><text:span text:style-name="Source_20_Text"><text:span text:style-name="T3">python3 -m venv</text:span></text:span><text:span text:style-name="T2">.</text:span></text:p>
        </text:list-item>
        <text:list-item>
          <text:p text:style-name="P3"><text:a xlink:type="simple" xlink:href="https://docs.python.org/3/library/venv.html" text:style-name="Internet_20_link" text:visited-style-name="Visited_20_Internet_20_Link"><text:span text:style-name="Strong_20_Emphasis"><text:span text:style-name="Source_20_Text"><text:span text:style-name="T6">venv</text:span></text:span></text:span></text:a><text:span text:style-name="T2"> is a package shipped with Python 3, which you can run using </text:span><text:span text:style-name="Source_20_Text"><text:span text:style-name="T3">python3 -m venv</text:span></text:span><text:span text:style-name="T2">(although for some reason some distros separate it out into a separate distro package, such as </text:span><text:span text:style-name="Source_20_Text"><text:span text:style-name="T3">python3-venv</text:span></text:span><text:span text:style-name="T2"> on Ubuntu/Debian). It serves a similar purpose to </text:span><text:span text:style-name="Source_20_Text"><text:span text:style-name="T3">virtualenv</text:span></text:span><text:span text:style-name="T2">, and works in a very similar way, but it doesn't need to copy Python binaries around (except on Windows). Use this if you don't need to support Python 2. At the time of writing, the Python community seems to be happy with </text:span><text:span text:style-name="Source_20_Text"><text:span text:style-name="T3">virtualenv</text:span></text:span><text:span text:style-name="T2"> and I haven't heard much talk of </text:span><text:span text:style-name="Source_20_Text"><text:span text:style-name="T3">venv</text:span></text:span><text:span text:style-name="T2">.</text:span></text:p>
        </text:list-item>
      </text:list>
      <text:p text:style-name="P1"><text:span text:style-name="T5">Most of these tools complement each other. For instance, </text:span><text:span text:style-name="Source_20_Text"><text:span text:style-name="T3">pipenv</text:span></text:span><text:span text:style-name="T5"> integrates </text:span><text:span text:style-name="Source_20_Text"><text:span text:style-name="T3">pip</text:span></text:span><text:span text:style-name="T5">, </text:span><text:span text:style-name="Source_20_Text"><text:span text:style-name="T3">virtualenv</text:span></text:span><text:span text:style-name="T5">and even </text:span><text:span text:style-name="Source_20_Text"><text:span text:style-name="T3">pyenv</text:span></text:span><text:span text:style-name="T5"> if desired. The only tools that are true alternatives to each other here are </text:span><text:span text:style-name="Source_20_Text"><text:span text:style-name="T3">venv</text:span></text:span><text:span text:style-name="T5">and </text:span><text:span text:style-name="Source_20_Text"><text:span text:style-name="T3">virtualenv</text:span></text:span><text:span text:style-name="T5">.</text:span></text:p>
      <text:h text:style-name="P4" text:outline-level="1">Recommendation for beginners:</text:h>
      <text:p text:style-name="P1"><text:span text:style-name="T5">This is my personal recommendation for beginners: start by learning </text:span><text:span text:style-name="Source_20_Text"><text:span text:style-name="T3">virtualenv</text:span></text:span><text:span text:style-name="T5"> and </text:span><text:span text:style-name="Source_20_Text"><text:span text:style-name="T3">pip</text:span></text:span><text:span text:style-name="T5">, tools which work with both Python 2 and 3 and in a variety of situations, and pick up the other tools once you start needing the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19:14:04.617275027</meta:creation-date>
    <dc:date>2019-05-05T19:16:02.800672357</dc:date>
    <meta:editing-duration>PT2M1S</meta:editing-duration>
    <meta:editing-cycles>1</meta:editing-cycles>
    <meta:document-statistic meta:table-count="0" meta:image-count="0" meta:object-count="0" meta:page-count="1" meta:paragraph-count="16" meta:word-count="706" meta:character-count="4515" meta:non-whitespace-character-count="3836"/>
    <meta:generator>LibreOffice/6.0.7.3$Linux_X86_64 LibreOffice_project/00m0$Build-3</meta:generator>
  </office:meta>
</office:document-meta>
</file>